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dc63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adc63" officeooo:paragraph-rsid="001adc63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adc63" officeooo:paragraph-rsid="001adc63" style:text-blinking="false" fo:background-color="transparent"/>
    </style:style>
    <style:style style:name="P6" style:family="paragraph" style:parent-style-name="Title">
      <style:text-properties officeooo:rsid="001adc63" officeooo:paragraph-rsid="001adc63"/>
    </style:style>
    <style:style style:name="T1" style:family="text">
      <style:text-properties officeooo:rsid="001adc63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pito asincrono Novel</text:p>
      <text:p text:style-name="P1"><text:span text:style-name="T1">1) Chi sono gli stakeholder di un progetto?</text:span></text:p>
      <text:p text:style-name="P1"><text:span text:style-name="T2">Gli stakeholder sono tutti i soggetti coinvolti nel progetto il cui interesse principale è il risultato del progetto. Possono essere interni o esterni all’azienda.</text:span></text:p>
      <text:p text:style-name="P2">Un esempio di stakeholder, in un progetto in cui si migliora un prodotto da vendere, gli stakeholder sono i clienti che comprano il prodotto.(stakeholder esterno)</text:p>
      <text:p text:style-name="P2">Un altro esempio di stakeholder invece, in un progetto in cui si sviluppa un software per agevolare i segretari, gli stakeholder sono i segretari.(stakeholder interno)</text:p>
      <text:p text:style-name="P2"/>
      <text:p text:style-name="P3">2) Qual è la differenza tra i processi aziendali e i processi del project management?</text:p>
      <text:p text:style-name="P3"><text:bookmark text:name="docs-internal-guid-b7648bcb-7fff-7d4b-6be5-74cc47b023cd"/>I processi di project management fanno parte del percorso di studio e creazione del progetto, vengono applicati dagli esperti del project management ogni volta che lavorano su un progetto diverso(di norma sono sempre gli stessi), e dal punto di vista dell’azienda,  che mette in atto il progetto, non sono processi.</text:p>
      <text:p text:style-name="P4">I processi di project management la maggior parte delle volte cambiano e vanno ad influire sui processi aziendali. </text:p>
      <text:p text:style-name="P4">I processi aziendali, invece, sono interni all’azienda e sono attività definite svolte con continuità che servono a realizzare gli obiettivi dell’azienda.</text:p>
      <text:p text:style-name="P4">Un esempio di project management è la pianificazione del piano di lavoro del progetto che viene fatto ogni volta che si inizia un progetto.</text:p>
      <text:p text:style-name="P4">Un processo aziendale, per esempio all’interno di un’azienda di calzature può essere l’imballaggio delle scarpe nella loro confezione.</text:p>
      <text:p text:style-name="P4"/>
      <text:p text:style-name="P5">3) Nella definizione del WBS di un progetto, qual è la differenza tra macro-fasi e fasi finali?</text:p>
      <text:p text:style-name="P5"><text:bookmark text:name="docs-internal-guid-b566f98a-7fff-8c6b-5944-733fa5023372"/>In un WBS le macro-fasi definiscono i rami del grafo, questo vuol dire che una macrofase può dividersi in più rami (altre macro-fasi) o nelle foglie.</text:p>
      <text:p text:style-name="P2">Le foglie del grafo appunto sono le fasi finali, le attività più dettagliate possibili del diagramma, le quali non si possono dividere in altre attività.</text:p>
      <text:p text:style-name="Text_20_body"/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28T21:27:05.923496063</meta:creation-date>
    <dc:date>2021-01-28T21:33:22.168809952</dc:date>
    <meta:editing-duration>PT6M17S</meta:editing-duration>
    <meta:editing-cycles>1</meta:editing-cycles>
    <meta:document-statistic meta:table-count="0" meta:image-count="0" meta:object-count="0" meta:page-count="1" meta:paragraph-count="16" meta:word-count="299" meta:character-count="1899" meta:non-whitespace-character-count="1610"/>
    <meta:generator>LibreOffice/7.0.4.2$MacOSX_X86_64 LibreOffice_project/dcf040e67528d9187c66b2379df5ea4407429775</meta:generator>
  </office:meta>
</office:document-meta>
</file>